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eca" officeooo:paragraph-rsid="0004beca"/>
    </style:style>
    <style:style style:name="P2" style:family="paragraph" style:parent-style-name="Standard">
      <style:text-properties officeooo:paragraph-rsid="0004beca"/>
    </style:style>
    <style:style style:name="T1" style:family="text">
      <style:text-properties officeooo:rsid="0004b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ximo 400 palabras para el resumen</text:p>
      <text:p text:style-name="Standard"/>
      <text:p text:style-name="Standard"><text:span text:style-name="T1">Dentro de la </text:span>UniPe <text:span text:style-name="T1">se está </text:span>implementando un Profesorado en Informática con un enfoque didáctico innovador, alineado con los núcleos de aprendizajes prioritarios del Programa Nacional de Ciencia y Tecnología en la Escuela del MinCyT.</text:p>
      <text:p text:style-name="P2"><text:span text:style-name="T1">Se espera que al egresar el estudiantado pueda generar sus propios materiales, que puedan continuar investigando en estos temas y que el contenido continúe vigente cuando cambien las herramientas existentes para enseñar o programar.</text:span></text:p>
      <text:p text:style-name="Standard"><text:span text:style-name="T1">El eje principal del profesorado es la programación, que tiene 6 materias, 4 disciplinares y 2 didácticas. </text:span>El objetivo de la materia Programación 1 se centra en poder pensar estrategias simples centradas en la legibilidad de código. Los desafíos proponen algoritmos de recorridos secuenciales.</text:p>
      <text:p text:style-name="P2"><text:span text:style-name="T1">Dentro de este conjunto de materias, es fundamental contar con plataformas de aprendizaje y enseñanza apropiadas para cada nivel, personalizables y configurables. </text:span></text:p>
      <text:p text:style-name="P2"><text:span text:style-name="T1">En los </text:span>cursos introductorios de programación <text:span text:style-name="T1">suelen usarse plataformas por bloques para que la sintaxis no agregue complejidad, y además para poder impedir errores comunes como por ejemplo errores de tipos. </text:span></text:p>
      <text:p text:style-name="P2"><text:span text:style-name="T1">En esa búsqueda se desarrollo Zamba, una plataforma de programación </text:span>por bloques, en español y personalizable, con entorno minimalista y sin instalación. </text:p>
      <text:p text:style-name="P2"><text:span text:style-name="T1">Esta herramienta está pensada además para permitir </text:span>la transición a lenguajes de programación textuales, <text:span text:style-name="T1">necesario para encarar Programación 2</text:span>. <text:span text:style-name="T1">Este entorno fue pensado </text:span>como soporte para estrategias didácticas, <text:span text:style-name="T1">ejercicios y conceptos computacionales de lenguaje imperativo objetivo de la materia; q</text:span>ue permita la enseñanza de conceptos de <text:s/>variables, entrada y salida, <text:span text:style-name="T1">con </text:span>tipos de datos básicos (Cadenas de texto, numéricos y lógicos).</text:p>
      <text:p text:style-name="P2"><text:span text:style-name="T1">Usar herramientas propias, y mostrar que es posible desarrollar las propias plataformas creemos incentiva al estudiantado a hacer lo prop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7:16:34.295572733</meta:creation-date>
    <dc:date>2021-09-03T20:27:28.805643771</dc:date>
    <meta:editing-duration>PT4S</meta:editing-duration>
    <meta:editing-cycles>1</meta:editing-cycles>
    <meta:document-statistic meta:table-count="0" meta:image-count="0" meta:object-count="0" meta:page-count="1" meta:paragraph-count="9" meta:word-count="275" meta:character-count="1889" meta:non-whitespace-character-count="1619"/>
    <meta:generator>LibreOffice/6.4.7.2$Linux_X86_64 LibreOffice_project/40$Build-2</meta:generator>
  </office:meta>
</office:document-meta>
</file>